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Parser.parse( InputSource is , DefaultHandler d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Parse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Parser.parse( File f , HandlerBase h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XParser.parse( String uri , HandlerBase h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Parser.parse( InputSource is , HandlerBase hb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AXParser.parse( InputStream is , HandlerBase hb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Parser.parse( InputStream is , DefaultHandler dh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Parser.parse( InputStream is , HandlerBase hb ,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AXParser.parse( File f , DefaultHandler d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XParser.parse( String uri , DefaultHandler d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Parser.get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.isXIncludeAwa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AXParser.SAXPar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AXParser.parse( InputStream is , DefaultHandler d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